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09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38cm" fo:break-before="auto" style:use-optimal-row-height="true"/>
    </style:style>
    <style:style style:name="ro4" style:family="table-row">
      <style:table-row-properties style:row-height="0.533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4" table:number-columns-repeated="2" table:default-cell-style-name="ce3"/>
        <table:table-row table:style-name="ro2">
          <table:table-cell table:style-name="ce1" office:value-type="string" table:number-columns-spanned="2" table:number-rows-spanned="1">
            <text:p>8.5 x 5.5</text:p>
          </table:table-cell>
          <table:covered-table-cell table:style-name="ce4"/>
          <table:table-cell table:style-name="ce6" office:value-type="string" table:number-columns-spanned="2" table:number-rows-spanned="1">
            <text:p>Letter</text:p>
          </table:table-cell>
          <table:covered-table-cell table:style-name="ce4"/>
          <table:table-cell office:value-type="string">
            <text:p>Server</text:p>
          </table:table-cell>
          <table:table-cell office:value-type="string">
            <text:p>Print Service</text:p>
          </table:table-cell>
          <table:table-cell office:value-type="string">
            <text:p>Location</text:p>
          </table:table-cell>
        </table:table-row>
        <table:table-row table:style-name="ro4">
          <table:table-cell table:style-name="ce2" office:value-type="string">
            <text:p>1c</text:p>
          </table:table-cell>
          <table:table-cell table:style-name="ce4" office:value-type="string">
            <text:p>2c</text:p>
          </table:table-cell>
          <table:table-cell table:style-name="ce4" office:value-type="string">
            <text:p>1c</text:p>
          </table:table-cell>
          <table:table-cell table:style-name="ce4" office:value-type="string">
            <text:p>2c</text:p>
          </table:table-cell>
          <table:table-cell table:number-columns-repeated="3"/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Mac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Mac</text:p>
          </table:table-cell>
          <table:table-cell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Mac</text:p>
          </table:table-cell>
          <table:table-cell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 office:value-type="string">
            <text:p>*1</text:p>
          </table:table-cell>
          <table:table-cell office:value-type="string">
            <text:p>*1</text:p>
          </table:table-cell>
          <table:table-cell table:number-columns-repeated="2"/>
          <table:table-cell table:number-columns-repeated="2" office:value-type="string">
            <text:p>Win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 office:value-type="string">
            <text:p>*2</text:p>
          </table:table-cell>
          <table:table-cell office:value-type="string">
            <text:p>*2</text:p>
          </table:table-cell>
          <table:table-cell table:number-columns-repeated="2"/>
          <table:table-cell table:number-columns-repeated="2"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Win</text:p>
          </table:table-cell>
          <table:table-cell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Win</text:p>
          </table:table-cell>
          <table:table-cell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Linux</text:p>
          </table:table-cell>
          <table:table-cell office:value-type="string">
            <text:p>Local</text:p>
          </table:table-cell>
        </table:table-row>
        <table:table-row table:style-name="ro3">
          <table:table-cell table:style-name="ce3"/>
          <table:table-cell table:number-columns-repeated="3"/>
          <table:table-cell table:number-columns-repeated="2" office:value-type="string">
            <text:p>Linux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Linux</text:p>
          </table:table-cell>
          <table:table-cell office:value-type="string">
            <text:p>Mac</text:p>
          </table:table-cell>
          <table:table-cell office:value-type="string">
            <text:p>Remote</text:p>
          </table:table-cell>
        </table:table-row>
        <table:table-row table:style-name="ro3">
          <table:table-cell table:style-name="ce3"/>
          <table:table-cell table:number-columns-repeated="3"/>
          <table:table-cell office:value-type="string">
            <text:p>Linux</text:p>
          </table:table-cell>
          <table:table-cell office:value-type="string">
            <text:p>Win</text:p>
          </table:table-cell>
          <table:table-cell office:value-type="string">
            <text:p>Remote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*1</text:p>
          </table:table-cell>
          <table:table-cell table:style-name="ce5" office:value-type="string">
            <text:p>Printed using Print Stream, and Text</text:p>
          </table:table-cell>
          <table:table-cell table:number-columns-repeated="5"/>
        </table:table-row>
        <table:table-row table:style-name="ro5">
          <table:table-cell office:value-type="string">
            <text:p>*2</text:p>
          </table:table-cell>
          <table:table-cell table:style-name="ce5" office:value-type="string">
            <text:p>Just As Text Printed Okey</text:p>
          </table:table-cell>
          <table:table-cell table:number-columns-repeated="5"/>
        </table:table-row>
        <table:table-row table:style-name="ro3" table:number-rows-repeated="104855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DO">RD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DO">RD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5:26:43</meta:creation-date>
    <dc:date>2012-03-28T21:49:34</dc:date>
    <meta:editing-duration>PT3H42M33S</meta:editing-duration>
    <meta:editing-cycles>7</meta:editing-cycles>
    <meta:generator>LibreOffice/3.5$MacOSX_x86 LibreOffice_project/dc9775d-05ecbee-0851ad3-1586698-727bf66</meta:generator>
    <meta:document-statistic meta:table-count="3" meta:cell-count="53" meta:object-count="0"/>
  </office:meta>
</office:document-meta>
</file>